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2900002A8129AAA0D26DF24579.png" manifest:media-type="image/png"/>
  <manifest:file-entry manifest:full-path="Pictures/1000000000000F0B0000044FFACC75FE896DB5E6.png" manifest:media-type="image/png"/>
  <manifest:file-entry manifest:full-path="Pictures/10000000000012D40000044FAC78FCD26AFBDEC0.png" manifest:media-type="image/png"/>
  <manifest:file-entry manifest:full-path="Pictures/1000000000000F0B0000044F8DE25FC336C4D893.png" manifest:media-type="image/png"/>
  <manifest:file-entry manifest:full-path="Pictures/1000000000000F0B0000044FFCD3A976FF8551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5.62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399cm" svg:height="7.846cm" svg:x="0.201cm" svg:y="0.058cm">
          <draw:image xlink:href="Pictures/1000000000000F0B0000044FFCD3A976FF855195.png" xlink:type="simple" xlink:show="embed" xlink:actuate="onLoad" loext:mime-type="image/png">
            <text:p/>
          </draw:image>
        </draw:frame>
        <draw:frame draw:style-name="gr1" draw:text-style-name="P2" draw:layer="layout" svg:width="27.399cm" svg:height="7.846cm" svg:x="0.2cm" svg:y="7.904cm">
          <draw:image xlink:href="Pictures/1000000000000F0B0000044F8DE25FC336C4D8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9cm" svg:height="6.406cm" svg:x="0cm" svg:y="-0.006cm">
          <draw:image xlink:href="Pictures/10000000000012D40000044FAC78FCD26AFBDEC0.png" xlink:type="simple" xlink:show="embed" xlink:actuate="onLoad" loext:mime-type="image/png">
            <text:p/>
          </draw:image>
        </draw:frame>
        <draw:frame draw:style-name="gr1" draw:text-style-name="P2" draw:layer="layout" svg:width="22.399cm" svg:height="6.414cm" svg:x="2.2cm" svg:y="7.186cm">
          <draw:image xlink:href="Pictures/1000000000000F0B0000044FFACC75FE896DB5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14.091cm" svg:height="14.997cm" svg:x="5.509cm" svg:y="0.4cm">
          <draw:image xlink:href="Pictures/100000000000142900002A8129AAA0D26DF245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1:07:30.166411554</meta:creation-date>
    <meta:generator>LibreOffice/6.4.7.2$Linux_X86_64 LibreOffice_project/40$Build-2</meta:generator>
    <dc:date>2022-06-17T11:57:06.934576947</dc:date>
    <meta:editing-duration>PT8M1S</meta:editing-duration>
    <meta:editing-cycles>2</meta:editing-cycles>
    <meta:document-statistic meta:object-count="35"/>
  </office:meta>
</office:document-meta>
</file>